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98050" officeooo:paragraph-rsid="000376a1" style:font-size-asian="12pt" style:font-size-complex="12pt"/>
    </style:style>
    <style:style style:name="P2" style:family="paragraph" style:parent-style-name="Standard">
      <style:text-properties fo:font-size="12pt" fo:font-weight="bold" officeooo:rsid="00098050" officeooo:paragraph-rsid="000376a1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98050" officeooo:paragraph-rsid="00053605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98050" officeooo:paragraph-rsid="00025790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98050" officeooo:paragraph-rsid="0005c812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70220" officeooo:paragraph-rsid="0002579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70220" officeooo:paragraph-rsid="00010872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50073" officeooo:paragraph-rsid="00025790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25790" officeooo:paragraph-rsid="00025790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1fa9c" officeooo:paragraph-rsid="0002579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1fa9c" officeooo:paragraph-rsid="0001087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89227" officeooo:paragraph-rsid="0002579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289227" officeooo:paragraph-rsid="00010872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2554a3" officeooo:paragraph-rsid="00025790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2554a3" officeooo:paragraph-rsid="00010872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488dc" officeooo:paragraph-rsid="00025790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62086" officeooo:paragraph-rsid="00062086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5c812" officeooo:paragraph-rsid="0005c812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61975" officeooo:paragraph-rsid="0005c812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5c812" officeooo:paragraph-rsid="0005c812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e2543" officeooo:paragraph-rsid="00065177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376a1" officeooo:paragraph-rsid="000376a1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53605" officeooo:paragraph-rsid="00053605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025790" officeooo:paragraph-rsid="00025790" style:font-size-asian="12pt" style:font-weight-asian="bold" style:font-size-complex="12pt" style:font-weight-complex="bold"/>
    </style:style>
    <style:style style:name="T1" style:family="text">
      <style:text-properties officeooo:rsid="00010872"/>
    </style:style>
    <style:style style:name="T2" style:family="text">
      <style:text-properties officeooo:rsid="0021fa9c"/>
    </style:style>
    <style:style style:name="T3" style:family="text">
      <style:text-properties officeooo:rsid="001e25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1)</text:p>
      <text:p text:style-name="P5"><text:s/>select profname,departmentname,workinghour,prosal from professor p inner join departments d on p.departmentid=d.departmentid inner join shift s on <text:s/>p.profid=s.profid; </text:p>
      <text:p text:style-name="P5">+----------+----------------+-------------+---------+ </text:p>
      <text:p text:style-name="P5">| profname | departmentname | workinghour | prosal <text:s/>| </text:p>
      <text:p text:style-name="P5">+----------+----------------+-------------+---------+ </text:p>
      <text:p text:style-name="P5">| viren <text:s text:c="3"/>| COMP <text:s text:c="10"/>| <text:s text:c="10"/>8 | 1200000 | </text:p>
      <text:p text:style-name="P5">| shradha <text:s/>| COMP <text:s text:c="10"/>| <text:s text:c="10"/>8 | 1200000 | </text:p>
      <text:p text:style-name="P5">| pralhad <text:s/>| COMP <text:s text:c="10"/>| <text:s text:c="10"/>8 | 1200000 | </text:p>
      <text:p text:style-name="P5">| raj <text:s text:c="5"/>| EnTC <text:s text:c="10"/>| <text:s text:c="10"/>7 | <text:s/>100000 | </text:p>
      <text:p text:style-name="P5">| harsh <text:s text:c="3"/>| EnTC <text:s text:c="10"/>| <text:s text:c="10"/>7 | <text:s/>100000 | </text:p>
      <text:p text:style-name="P5">| harish <text:s text:c="2"/>| EnTC <text:s text:c="10"/>| <text:s text:c="10"/>7 | <text:s text:c="2"/>50000 | </text:p>
      <text:p text:style-name="P5">| amit <text:s text:c="4"/>| EnTC <text:s text:c="10"/>| <text:s text:c="10"/>7 | <text:s/>750000 | </text:p>
      <text:p text:style-name="P5">| vidhi <text:s text:c="3"/>| IT <text:s text:c="12"/>| <text:s text:c="10"/>8 | 1500000 | </text:p>
      <text:p text:style-name="P5">| Samartha | IT <text:s text:c="12"/>| <text:s text:c="9"/>10 | 1800000 | </text:p>
      <text:p text:style-name="P5">| pranjali | IT <text:s text:c="12"/>| <text:s text:c="10"/>7 | 2000000 | </text:p>
      <text:p text:style-name="P5"/>
      <text:p text:style-name="P17">2)<text:span text:style-name="T3">select </text:span>p<text:span text:style-name="T3">rofessor.profid,</text:span>p<text:span text:style-name="T3">rofessor</text:span>s<text:span text:style-name="T3">.profname,shift.shift from </text:span>p<text:span text:style-name="T3">rofessor inner join shift where </text:span>p<text:span text:style-name="T3">rofessor.profid=shift.profid; </text:span></text:p>
      <text:p text:style-name="P21"><text:s/></text:p>
      <text:p text:style-name="P21">+--------+----------+-------+ </text:p>
      <text:p text:style-name="P21">| profid | profname | shift | </text:p>
      <text:p text:style-name="P21">+--------+----------+-------+ </text:p>
      <text:p text:style-name="P21">| <text:s text:c="5"/>1 | raj <text:s text:c="5"/>| <text:s text:c="4"/>1 | </text:p>
      <text:p text:style-name="P21">| <text:s text:c="5"/>2 | harsh <text:s text:c="3"/>| <text:s text:c="4"/>1 | </text:p>
      <text:p text:style-name="P21">| <text:s text:c="5"/>3 | harish <text:s text:c="2"/>| <text:s text:c="4"/>1 | </text:p>
      <text:p text:style-name="P21">| <text:s text:c="5"/>4 | amit <text:s text:c="4"/>| <text:s text:c="4"/>2 | </text:p>
      <text:p text:style-name="P21">| <text:s text:c="5"/>5 | viren <text:s text:c="3"/>| <text:s text:c="4"/>2 | </text:p>
      <text:p text:style-name="P21">| <text:s text:c="5"/>6 | vidhi <text:s text:c="3"/>| <text:s text:c="4"/>2 | </text:p>
      <text:p text:style-name="P21">| <text:s text:c="5"/>7 | shradha <text:s/>| <text:s text:c="4"/>1 | </text:p>
      <text:p text:style-name="P21">| <text:s text:c="5"/>8 | pralhad <text:s/>| <text:s text:c="4"/>1 | </text:p>
      <text:p text:style-name="P21">| <text:s text:c="5"/>9 | Samartha | <text:s text:c="4"/>1 | </text:p>
      <text:p text:style-name="P21">| <text:s text:c="4"/>10 | pranjali | <text:s text:c="4"/>1 | </text:p>
      <text:p text:style-name="P21">| <text:s text:c="3"/>101 | priyam <text:s text:c="2"/>| <text:s text:c="4"/>1 | </text:p>
      <text:p text:style-name="P21">+--------+----------+-------+ </text:p>
      <text:p text:style-name="P2"/>
      <text:p text:style-name="P18">3)</text:p>
      <text:p text:style-name="P19">select departments.departmentid,departments.departmentname ,professor.profname from departments left join professor on departments.departmentid=professor.departmentid; </text:p>
      <text:p text:style-name="P19">+--------------+----------------+----------+ </text:p>
      <text:p text:style-name="P19">| departmentid | departmentname | profname | </text:p>
      <text:p text:style-name="P19">+--------------+----------------+----------+ </text:p>
      <text:p text:style-name="P19">| <text:s text:c="11"/>1 | COMP <text:s text:c="10"/>| viren <text:s text:c="3"/>| </text:p>
      <text:p text:style-name="P19">| <text:s text:c="11"/>1 | COMP <text:s text:c="10"/>| shradha <text:s/>| </text:p>
      <text:p text:style-name="P19">| <text:s text:c="11"/>1 | COMP <text:s text:c="10"/>| pralhad <text:s/>| </text:p>
      <text:p text:style-name="P19">| <text:s text:c="11"/>1 | COMP <text:s text:c="10"/>| jay <text:s text:c="5"/>| </text:p>
      <text:p text:style-name="P19">| <text:s text:c="11"/>1 | COMP <text:s text:c="10"/>| ajay <text:s text:c="4"/>| </text:p>
      <text:p text:style-name="P19">| <text:s text:c="11"/>2 | EnTC <text:s text:c="10"/>| raj <text:s text:c="5"/>| </text:p>
      <text:p text:style-name="P19">| <text:s text:c="11"/>2 | EnTC <text:s text:c="10"/>| harsh <text:s text:c="3"/>| </text:p>
      <text:p text:style-name="P19"><text:soft-page-break/>| <text:s text:c="11"/>2 | EnTC <text:s text:c="10"/>| harish <text:s text:c="2"/>| </text:p>
      <text:p text:style-name="P19">| <text:s text:c="11"/>2 | EnTC <text:s text:c="10"/>| amit <text:s text:c="4"/>| </text:p>
      <text:p text:style-name="P19">| <text:s text:c="11"/>3 | IT <text:s text:c="12"/>| vidhi <text:s text:c="3"/>| </text:p>
      <text:p text:style-name="P19">| <text:s text:c="11"/>3 | IT <text:s text:c="12"/>| Samartha | </text:p>
      <text:p text:style-name="P19">| <text:s text:c="11"/>3 | IT <text:s text:c="12"/>| pranjali | </text:p>
      <text:p text:style-name="P19">| <text:s text:c="11"/>4 | humanresou <text:s text:c="4"/>| NULL <text:s text:c="4"/>| </text:p>
      <text:p text:style-name="P19">| <text:s text:c="11"/>5 | security <text:s text:c="6"/>| NULL <text:s text:c="4"/>| </text:p>
      <text:p text:style-name="P19">+--------------+----------------+----------+ </text:p>
      <text:p text:style-name="P2"/>
      <text:p text:style-name="P22">4)</text:p>
      <text:p text:style-name="P2"/>
      <text:p text:style-name="P2"><text:s/>select professor.profname, departments.departmentid from professor right join <text:s/>departments on professor.departmentid=departments.departmentid;+----------+--------------+ </text:p>
      <text:p text:style-name="P2">| profname | departmentid | </text:p>
      <text:p text:style-name="P2">+----------+--------------+ </text:p>
      <text:p text:style-name="P2">| viren <text:s text:c="3"/>| <text:s text:c="11"/>1 | </text:p>
      <text:p text:style-name="P2">| shradha <text:s/>| <text:s text:c="11"/>1 | </text:p>
      <text:p text:style-name="P2">| pralhad <text:s/>| <text:s text:c="11"/>1 | </text:p>
      <text:p text:style-name="P2">| jay <text:s text:c="5"/>| <text:s text:c="11"/>1 | </text:p>
      <text:p text:style-name="P2">| ajay <text:s text:c="4"/>| <text:s text:c="11"/>1 | </text:p>
      <text:p text:style-name="P2">| raj <text:s text:c="5"/>| <text:s text:c="11"/>2 | </text:p>
      <text:p text:style-name="P2">| harsh <text:s text:c="3"/>| <text:s text:c="11"/>2 | </text:p>
      <text:p text:style-name="P2">| harish <text:s text:c="2"/>| <text:s text:c="11"/>2 | </text:p>
      <text:p text:style-name="P2">| amit <text:s text:c="4"/>| <text:s text:c="11"/>2 | </text:p>
      <text:p text:style-name="P2">| vidhi <text:s text:c="3"/>| <text:s text:c="11"/>3 | </text:p>
      <text:p text:style-name="P2">| Samartha | <text:s text:c="11"/>3 | </text:p>
      <text:p text:style-name="P2">| pranjali | <text:s text:c="11"/>3 | </text:p>
      <text:p text:style-name="P2">| harsh <text:s text:c="3"/>| <text:s text:c="11"/>4 | </text:p>
      <text:p text:style-name="P2">| ajay <text:s text:c="4"/>| <text:s text:c="11"/>5 | </text:p>
      <text:p text:style-name="P2">| pri <text:s text:c="5"/>| <text:s text:c="11"/>6 | </text:p>
      <text:p text:style-name="P2">+----------+--------------+ </text:p>
      <text:p text:style-name="P4"/>
      <text:p text:style-name="P6"/>
      <text:p text:style-name="P2"/>
      <text:p text:style-name="P2"/>
      <text:p text:style-name="P1"/>
      <text:p text:style-name="P1"/>
      <text:p text:style-name="P23">5)</text:p>
      <text:p text:style-name="P3">MariaDB [t31252db]&gt; select profname,departmentname,workinghour,prosal from professor p inner join departments d on p.departmentid=d.departmentid inner join shift s on <text:s/>p.profid=s.profid where p.profid=101; </text:p>
      <text:p text:style-name="P2">+----------+----------------+-------------+--------+ </text:p>
      <text:p text:style-name="P2">| profname | departmentname | workinghour | prosal | </text:p>
      <text:p text:style-name="P2">+----------+----------------+-------------+--------+ </text:p>
      <text:p text:style-name="P2">| priyam <text:s text:c="2"/>| NULL <text:s text:c="10"/>| <text:s text:c="10"/>7 | 150000 | </text:p>
      <text:p text:style-name="P2"/>
      <text:p text:style-name="P9">6)</text:p>
      <text:p text:style-name="P6">select <text:span text:style-name="T1">p</text:span>rofessor.dep<text:span text:style-name="T1">artment</text:span>tid,count(<text:span text:style-name="T1">p</text:span>rofessor.dep<text:span text:style-name="T1">artmenti</text:span>d),dep<text:span text:style-name="T1">artment</text:span>name from <text:span text:style-name="T1">p</text:span>rofessor join Department<text:span text:style-name="T1">s </text:span>on <text:span text:style-name="T1">p</text:span>rofessor.dept_id=Department.dept<text:span text:style-name="T1">artment</text:span>id group by dep<text:span text:style-name="T1">artment</text:span>id order <text:soft-page-break/>by dept<text:span text:style-name="T1">artment</text:span>id; </text:p>
      <text:p text:style-name="P8"/>
      <text:p text:style-name="P9">+--------------+-------------------------------+----------------+ </text:p>
      <text:p text:style-name="P9">| departmentid | count(professor.departmentid) | departmentname | </text:p>
      <text:p text:style-name="P9">+--------------+-------------------------------+----------------+ </text:p>
      <text:p text:style-name="P9">| <text:s text:c="11"/>1 | <text:s text:c="28"/>5 | COMP <text:s text:c="10"/>| </text:p>
      <text:p text:style-name="P9">| <text:s text:c="11"/>2 | <text:s text:c="28"/>4 | EnTC <text:s text:c="10"/>| </text:p>
      <text:p text:style-name="P9">| <text:s text:c="11"/>3 | <text:s text:c="28"/>3 | IT <text:s text:c="12"/>| </text:p>
      <text:p text:style-name="P9">| <text:s text:c="11"/>4 | <text:s text:c="28"/>1 | humanresou <text:s text:c="4"/>| </text:p>
      <text:p text:style-name="P9">| <text:s text:c="11"/>5 | <text:s text:c="28"/>1 | security <text:s text:c="6"/>| </text:p>
      <text:p text:style-name="P9">| <text:s text:c="11"/>6 | <text:s text:c="28"/>2 | NULL <text:s text:c="10"/>| </text:p>
      <text:p text:style-name="P9">+--------------+-------------------------------+----------------+ </text:p>
      <text:p text:style-name="P7"/>
      <text:p text:style-name="P9">7)</text:p>
      <text:p text:style-name="P10"><text:s/>select profid from <text:span text:style-name="T1">p</text:span>rofessor where dep<text:span text:style-name="T1">artment</text:span>id in(select dep<text:span text:style-name="T1">artment</text:span>id from <text:span text:style-name="T1">d</text:span>epartment<text:span text:style-name="T1">s</text:span> where dep<text:span text:style-name="T1">artment</text:span>name='C<text:span text:style-name="T1">OMP</text:span>'); </text:p>
      <text:p text:style-name="P9">+--------+ </text:p>
      <text:p text:style-name="P9">| profid | </text:p>
      <text:p text:style-name="P9">+--------+ </text:p>
      <text:p text:style-name="P9">| <text:s text:c="5"/>5 | </text:p>
      <text:p text:style-name="P9">| <text:s text:c="5"/>7 | </text:p>
      <text:p text:style-name="P9">| <text:s text:c="5"/>8 | </text:p>
      <text:p text:style-name="P9">| <text:s text:c="4"/>11 | </text:p>
      <text:p text:style-name="P9">| <text:s text:c="4"/>12 | </text:p>
      <text:p text:style-name="P9">+--------+ </text:p>
      <text:p text:style-name="P11"/>
      <text:p text:style-name="P11"/>
      <text:p text:style-name="P9">8)</text:p>
      <text:p text:style-name="P12">select <text:span text:style-name="T2">departmentname</text:span> from <text:span text:style-name="T1">d</text:span>epartment join <text:span text:style-name="T1">p</text:span>rofessor on <text:span text:style-name="T1">p</text:span>rofessors.<text:span text:style-name="T2">departmentid </text:span>=<text:span text:style-name="T1">d</text:span>epartment<text:span text:style-name="T1">s</text:span>.<text:span text:style-name="T2">departmentid </text:span><text:s/>where <text:span text:style-name="T1">p</text:span>rofessor.<text:span text:style-name="T1">joiningdate</text:span>='2015-01-01'; </text:p>
      <text:p text:style-name="P13"/>
      <text:p text:style-name="P9">+----------------+ </text:p>
      <text:p text:style-name="P9">| departmentname | </text:p>
      <text:p text:style-name="P9">+----------------+ </text:p>
      <text:p text:style-name="P9">| COMP <text:s text:c="10"/>| </text:p>
      <text:p text:style-name="P9">| COMP <text:s text:c="10"/>| </text:p>
      <text:p text:style-name="P9">| COMP <text:s text:c="10"/>| </text:p>
      <text:p text:style-name="P9">| IT <text:s text:c="12"/>| </text:p>
      <text:p text:style-name="P9">+----------------+ </text:p>
      <text:p text:style-name="P13"/>
      <text:p text:style-name="P13"/>
      <text:p text:style-name="P9">9)</text:p>
      <text:p text:style-name="P14">create view shift_view as select p.profid,p.profname,p.dep<text:span text:style-name="T1">artment</text:span>tid,s.shift,s.workinghours from <text:span text:style-name="T1">p</text:span>rofessor p,shift s where p.profid=s.profid; </text:p>
      <text:p text:style-name="P9">+--------+----------+--------------+-------+-------------+ </text:p>
      <text:p text:style-name="P9">| profid | profname | departmentid | shift | workinghour | </text:p>
      <text:p text:style-name="P9">+--------+----------+--------------+-------+-------------+ </text:p>
      <text:p text:style-name="P9">| <text:s text:c="5"/>1 | raj <text:s text:c="5"/>| <text:s text:c="11"/>2 | <text:s text:c="4"/>1 | <text:s text:c="10"/>7 | </text:p>
      <text:p text:style-name="P9">| <text:s text:c="5"/>2 | harsh <text:s text:c="3"/>| <text:s text:c="11"/>2 | <text:s text:c="4"/>1 | <text:s text:c="10"/>7 | </text:p>
      <text:p text:style-name="P9"><text:soft-page-break/>| <text:s text:c="5"/>3 | harish <text:s text:c="2"/>| <text:s text:c="11"/>2 | <text:s text:c="4"/>1 | <text:s text:c="10"/>7 | </text:p>
      <text:p text:style-name="P9">| <text:s text:c="5"/>4 | amit <text:s text:c="4"/>| <text:s text:c="11"/>2 | <text:s text:c="4"/>2 | <text:s text:c="10"/>7 | </text:p>
      <text:p text:style-name="P9">| <text:s text:c="5"/>5 | viren <text:s text:c="3"/>| <text:s text:c="11"/>1 | <text:s text:c="4"/>2 | <text:s text:c="10"/>8 | </text:p>
      <text:p text:style-name="P9">| <text:s text:c="5"/>6 | vidhi <text:s text:c="3"/>| <text:s text:c="11"/>3 | <text:s text:c="4"/>2 | <text:s text:c="10"/>8 | </text:p>
      <text:p text:style-name="P9">| <text:s text:c="5"/>7 | shradha <text:s/>| <text:s text:c="11"/>1 | <text:s text:c="4"/>1 | <text:s text:c="10"/>8 | </text:p>
      <text:p text:style-name="P9">| <text:s text:c="5"/>8 | pralhad <text:s/>| <text:s text:c="11"/>1 | <text:s text:c="4"/>1 | <text:s text:c="10"/>8 | </text:p>
      <text:p text:style-name="P9">| <text:s text:c="5"/>9 | Samartha | <text:s text:c="11"/>3 | <text:s text:c="4"/>1 | <text:s text:c="9"/>10 | </text:p>
      <text:p text:style-name="P9">| <text:s text:c="4"/>10 | pranjali | <text:s text:c="11"/>3 | <text:s text:c="4"/>1 | <text:s text:c="10"/>7 | </text:p>
      <text:p text:style-name="P9">| <text:s text:c="3"/>101 | priyam <text:s text:c="2"/>| <text:s text:c="11"/>6 | <text:s text:c="4"/>1 | <text:s text:c="10"/>7 | </text:p>
      <text:p text:style-name="P9">+--------+----------+--------------+-------+-------------+ </text:p>
      <text:p text:style-name="P15"/>
      <text:p text:style-name="P15"/>
      <text:p text:style-name="P15"/>
      <text:p text:style-name="P9">10)</text:p>
      <text:p text:style-name="P16">create view professors_view as select prof<text:span text:style-name="T1">essor</text:span>id,profname,dept<text:span text:style-name="T1">ment</text:span>id from <text:span text:style-name="T1">p</text:span>rofessor; </text:p>
      <text:p text:style-name="P9">MariaDB [t31252db]&gt; create view professors_view as select profid,profname,deptmentid from professor;</text:p>
      <text:p text:style-name="P9"/>
      <text:p text:style-name="P9">MariaDB [t31252db]&gt; select * from professors_view; </text:p>
      <text:p text:style-name="P9">+--------+----------+--------------+ </text:p>
      <text:p text:style-name="P9">| profid | profname | departmentid | </text:p>
      <text:p text:style-name="P9">+--------+----------+--------------+ </text:p>
      <text:p text:style-name="P9">| <text:s text:c="5"/>1 | raj <text:s text:c="5"/>| <text:s text:c="11"/>2 | </text:p>
      <text:p text:style-name="P9">| <text:s text:c="5"/>2 | harsh <text:s text:c="3"/>| <text:s text:c="11"/>2 | </text:p>
      <text:p text:style-name="P9">| <text:s text:c="5"/>3 | harish <text:s text:c="2"/>| <text:s text:c="11"/>2 | </text:p>
      <text:p text:style-name="P9">| <text:s text:c="5"/>4 | amit <text:s text:c="4"/>| <text:s text:c="11"/>2 | </text:p>
      <text:p text:style-name="P9">| <text:s text:c="5"/>5 | viren <text:s text:c="3"/>| <text:s text:c="11"/>1 | </text:p>
      <text:p text:style-name="P9">| <text:s text:c="5"/>6 | vidhi <text:s text:c="3"/>| <text:s text:c="11"/>3 | </text:p>
      <text:p text:style-name="P9">| <text:s text:c="5"/>7 | shradha <text:s/>| <text:s text:c="11"/>1 | </text:p>
      <text:p text:style-name="P9">| <text:s text:c="5"/>8 | pralhad <text:s/>| <text:s text:c="11"/>1 | </text:p>
      <text:p text:style-name="P9">| <text:s text:c="5"/>9 | Samartha | <text:s text:c="11"/>3 | </text:p>
      <text:p text:style-name="P9">| <text:s text:c="4"/>10 | pranjali | <text:s text:c="11"/>3 | </text:p>
      <text:p text:style-name="P9">| <text:s text:c="4"/>11 | jay <text:s text:c="5"/>| <text:s text:c="11"/>1 | </text:p>
      <text:p text:style-name="P9">| <text:s text:c="4"/>12 | ajay <text:s text:c="4"/>| <text:s text:c="11"/>1 | </text:p>
      <text:p text:style-name="P9">| <text:s text:c="4"/>13 | harsh <text:s text:c="3"/>| <text:s text:c="11"/>4 | </text:p>
      <text:p text:style-name="P9">| <text:s text:c="4"/>14 | ajay <text:s text:c="4"/>| <text:s text:c="11"/>5 | </text:p>
      <text:p text:style-name="P9">| <text:s text:c="4"/>15 | pri <text:s text:c="5"/>| <text:s text:c="11"/>6 | </text:p>
      <text:p text:style-name="P9">| <text:s text:c="4"/>18 | dray <text:s text:c="4"/>| <text:s text:c="11"/>2 | </text:p>
      <text:p text:style-name="P9">| <text:s text:c="3"/>101 | priyam <text:s text:c="2"/>| <text:s text:c="11"/>6 | </text:p>
      <text:p text:style-name="P9">+--------+----------+--------------+ </text:p>
      <text:p text:style-name="P16"/>
      <text:p text:style-name="P16"/>
      <text:p text:style-name="P16"/>
      <text:p text:style-name="P16"/>
      <text:p text:style-name="P16"/>
      <text:p text:style-name="P9">MariaDB [t31252db]&gt; insert into professors_view values(18,'dray',2); </text:p>
      <text:p text:style-name="P9">MariaDB [t31252db]&gt; select * from professors_view; </text:p>
      <text:p text:style-name="P9">+--------+----------+--------------+ </text:p>
      <text:p text:style-name="P9">| profid | profname | departmentid | </text:p>
      <text:p text:style-name="P9"><text:soft-page-break/>+--------+----------+--------------+ </text:p>
      <text:p text:style-name="P9">| <text:s text:c="5"/>1 | raj <text:s text:c="5"/>| <text:s text:c="11"/>2 | </text:p>
      <text:p text:style-name="P9">| <text:s text:c="5"/>2 | harsh <text:s text:c="3"/>| <text:s text:c="11"/>2 | </text:p>
      <text:p text:style-name="P9">| <text:s text:c="5"/>3 | harish <text:s text:c="2"/>| <text:s text:c="11"/>2 | </text:p>
      <text:p text:style-name="P9">| <text:s text:c="5"/>4 | amit <text:s text:c="4"/>| <text:s text:c="11"/>2 | </text:p>
      <text:p text:style-name="P9">| <text:s text:c="5"/>5 | viren <text:s text:c="3"/>| <text:s text:c="11"/>1 | </text:p>
      <text:p text:style-name="P9">| <text:s text:c="5"/>6 | vidhi <text:s text:c="3"/>| <text:s text:c="11"/>3 | </text:p>
      <text:p text:style-name="P9">| <text:s text:c="5"/>7 | shradha <text:s/>| <text:s text:c="11"/>1 | </text:p>
      <text:p text:style-name="P9">| <text:s text:c="5"/>8 | pralhad <text:s/>| <text:s text:c="11"/>1 | </text:p>
      <text:p text:style-name="P9">| <text:s text:c="5"/>9 | Samartha | <text:s text:c="11"/>3 | </text:p>
      <text:p text:style-name="P9">| <text:s text:c="4"/>10 | pranjali | <text:s text:c="11"/>3 | </text:p>
      <text:p text:style-name="P9">| <text:s text:c="4"/>11 | jay <text:s text:c="5"/>| <text:s text:c="11"/>1 | </text:p>
      <text:p text:style-name="P9">| <text:s text:c="4"/>12 | ajay <text:s text:c="4"/>| <text:s text:c="11"/>1 | </text:p>
      <text:p text:style-name="P9">| <text:s text:c="4"/>13 | harsh <text:s text:c="3"/>| <text:s text:c="11"/>4 | </text:p>
      <text:p text:style-name="P9">| <text:s text:c="4"/>14 | ajay <text:s text:c="4"/>| <text:s text:c="11"/>5 | </text:p>
      <text:p text:style-name="P9">| <text:s text:c="4"/>15 | pri <text:s text:c="5"/>| <text:s text:c="11"/>6 | </text:p>
      <text:p text:style-name="P9">| <text:s text:c="4"/>18 | Kulkarni | <text:s text:c="11"/>2 | </text:p>
      <text:p text:style-name="P9">| <text:s text:c="3"/>101 | priyam <text:s text:c="2"/>| <text:s text:c="11"/>6 | </text:p>
      <text:p text:style-name="P9">+--------+----------+--------------+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3:58:24.532852775</meta:creation-date>
    <dc:date>2019-08-29T15:06:18.934488172</dc:date>
    <meta:editing-duration>PT43M40S</meta:editing-duration>
    <meta:editing-cycles>7</meta:editing-cycles>
    <meta:generator>LibreOffice/4.2.8.2$Linux_X86_64 LibreOffice_project/420$Build-2</meta:generator>
    <meta:document-statistic meta:table-count="0" meta:image-count="0" meta:object-count="0" meta:page-count="5" meta:paragraph-count="176" meta:word-count="1131" meta:character-count="7855" meta:non-whitespace-character-count="4581"/>
  </office:meta>
</office:document-meta>
</file>